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fo:color="#ff00ff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Text_20_body" style:list-style-name="L1"/>
    <style:style style:name="T1" style:family="text">
      <style:text-properties fo:color="#ff00ff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space-before="0.661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 : Jeudi 18 juin</text:p>
      <text:p text:style-name="Standard"/>
      <text:p text:style-name="P1">Mise à jour Hikashop : </text:p>
      <text:p text:style-name="Standard"/>
      <text:p text:style-name="Standard">J'ai chercher partout sur internet la seule marche à suivre que j'ai trouvé c'est celle la :</text:p>
      <text:p text:style-name="Standard"/>
      <text:h text:style-name="Heading_20_4" text:outline-level="4">Install via FTP</text:h>
      <text:p text:style-name="Text_20_body">If you have difficulties to install HikaShop, you may want to try to install it via FTP.<text:line-break/>This way, Joomla won't have to upload the HikaShop package on your website so the installation will be much faster.</text:p>
      <text:list xml:id="list8039062234546784352" text:style-name="L1">
        <text:list-item>
          <text:p text:style-name="P4">Extract your HikaShop package in a folder called "hikashop" on your own computer. <text:span text:style-name="T1">( ça j'ai reussi )</text:span></text:p>
        </text:list-item>
        <text:list-item>
          <text:p text:style-name="P4">Open your FTP software (FileZilla for example), connect to your website and upload the folder "hikashop" in the temporary folder of your website : /tmp/ <text:span text:style-name="T1">( ça aussi )</text:span></text:p>
        </text:list-item>
        <text:list-item>
          <text:p text:style-name="P4">Go to your Joomla Installer manager on your website backend and specify the path of your folder in the input "Install from Directory" : "\home\...\tmp\hikashop". <text:span text:style-name="T1">&lt;== Je bloque à cette étape ça ne marche pas. </text:span></text:p>
          <text:p text:style-name="P3">Je tombe sur cette erreur : -1 - Une erreur s'est produite</text:p>
        </text:list-item>
      </text:list>
      <text:p text:style-name="P2"><text:s text:c="6"/>Échec de la copie</text:p>
      <text:list xml:id="list30464653" text:continue-numbering="true" text:style-name="L1">
        <text:list-item>
          <text:p text:style-name="P4">Click on the button "Install"... the install process should be much faster and will enable you to successfully install HikaShop.</text:p>
        </text:list-item>
      </text:list>
      <text:p text:style-name="Text_20_body">J'ai renvoyé un mail détaillé à nico parce que la on perd du temps, et ça serai bien qu'il me donne une réponse concrète pour régler ça avant la fin de mon stage. </text:p>
      <text:p text:style-name="Text_20_body"/>
      <text:p text:style-name="Text_20_body"><text:span text:style-name="T2">Pour les cookies :</text:span> J'ai pas trouvé mieux que ce que tu as déjà (j'en ai essayé 6 autres à eu prés ). Soit tu auras le même problème avec les autre extensions. Soit ça ne marche pas. </text:p>
      <text:p text:style-name="Text_20_body"/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a carriere</meta:initial-creator>
    <meta:creation-date>2015-06-18T13:00:40.68</meta:creation-date>
    <dc:date>2016-06-07T10:29:40.53</dc:date>
    <dc:creator>Flora Carriere</dc:creator>
    <meta:editing-duration>PT1H44M5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4" meta:word-count="262" meta:character-count="1395"/>
  </office:meta>
</office:document-meta>
</file>